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none" draw:stroke="solid" draw:stroke-linejoin="miter" fo:margin="1.000000000000000pt" style:wrap="biggest" style:wrap-dynamic-threshold="0.000000000000000pt" svg:fill-rule="nonzero" svg:stroke-color="#000000" svg:stroke-opacity="1" svg:stroke-width="0.838503744000000pt"/>
    </style:style>
    <style:style style:name="gr3" style:family="graphic">
      <style:graphic-properties draw:fill="none" draw:stroke="solid" draw:stroke-linejoin="miter" fo:margin="1.000000000000000pt" style:wrap="biggest" style:wrap-dynamic-threshold="0.000000000000000pt" svg:fill-rule="nonzero" svg:stroke-color="#000000" svg:stroke-opacity="1" svg:stroke-width="0.167700760000000pt"/>
    </style:style>
    <style:style style:name="gr4" style:family="graphic">
      <style:graphic-properties draw:fill="none" draw:stroke="solid" draw:stroke-linejoin="miter" fo:margin="1.000000000000000pt" style:wrap="biggest" style:wrap-dynamic-threshold="0.000000000000000pt" svg:fill-rule="nonzero" svg:stroke-color="#ffffff" svg:stroke-opacity="1" svg:stroke-width="0.838503744000000pt"/>
    </style:style>
    <style:style style:name="gr5" style:family="graphic">
      <style:graphic-properties draw:fill="solid" draw:fill-color="#6699ff" draw:stroke="solid" draw:stroke-linejoin="miter" fo:margin="1.000000000000000pt" style:wrap="biggest" style:wrap-dynamic-threshold="0.000000000000000pt" svg:fill-rule="evenodd" svg:stroke-color="#000000" svg:stroke-opacity="1" svg:stroke-width="1.024699970000000pt"/>
    </style:style>
    <style:style style:name="gr6" style:family="graphic">
      <style:graphic-properties draw:fill="none" draw:stroke="solid" draw:stroke-linejoin="miter" fo:margin="1.000000000000000pt" style:wrap="biggest" style:wrap-dynamic-threshold="0.000000000000000pt" svg:fill-rule="nonzero" svg:stroke-color="#ffffff" svg:stroke-opacity="1" svg:stroke-width="5.000000000000000pt"/>
    </style:style>
    <style:style style:name="gr7" style:family="graphic">
      <style:graphic-properties draw:fill="none" draw:stroke="solid" draw:stroke-linejoin="miter" fo:margin="1.000000000000000pt" style:wrap="biggest" style:wrap-dynamic-threshold="0.000000000000000pt" svg:fill-rule="nonzero" svg:stroke-color="#ffffff" svg:stroke-opacity="1" svg:stroke-width="3.595040128000000pt"/>
    </style:style>
    <style:style style:name="gr8" style:family="graphic">
      <style:graphic-properties draw:fill="none" draw:stroke="solid" draw:stroke-linejoin="bevel" fo:margin="1.000000000000000pt" style:wrap="biggest" style:wrap-dynamic-threshold="0.000000000000000pt" svg:fill-rule="nonzero" svg:stroke-color="#ffffff" svg:stroke-opacity="1" svg:stroke-width="5.000000000000000pt"/>
    </style:style>
    <style:style style:name="gr9" style:family="graphic">
      <style:graphic-properties draw:fill="none" draw:stroke="solid" draw:stroke-linejoin="miter" fo:margin="1.000000000000000pt" style:wrap="biggest" style:wrap-dynamic-threshold="0.000000000000000pt" svg:fill-rule="nonzero" svg:stroke-color="#ffffff" svg:stroke-opacity="1" svg:stroke-width="5.585879896000000pt"/>
    </style:style>
    <style:style style:name="gr10" style:family="graphic">
      <style:graphic-properties draw:fill="solid" draw:fill-color="#6699ff" draw:stroke="none" fo:margin="1.000000000000000pt" style:wrap="biggest" style:wrap-dynamic-threshold="0.000000000000000pt" svg:fill-rule="nonzero"/>
    </style:style>
    <style:style style:name="gr11" style:family="graphic">
      <style:graphic-properties draw:fill="solid" draw:fill-color="#ffffff"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
        </draw:layer-set>
        <draw:g draw:style-name="gr1" draw:id="shape1" svg:y="-0.03558925482pt">
          <draw:path draw:style-name="gr2" draw:id="shape2" draw:name="path859" draw:layer="" svg:width="0.00000000000pt" svg:height="20.43430000000pt" svg:x="71.43735760000pt" svg:y="19.60890000000pt" svg:viewBox="0 0 0 20" svg:d="M0 0L0 20.4343" koffice:nodeTypes="cc"/>
          <draw:path draw:style-name="gr3" draw:id="shape3" draw:name="path861" draw:layer="" svg:width="0.57152400000pt" svg:height="0.42877600000pt" svg:x="71.00871440000pt" svg:y="38.47121200000pt" svg:viewBox="0 0 1 0" svg:d="M0 0L0.571524 0.428776" koffice:nodeTypes="cc"/>
          <draw:path draw:style-name="gr4" draw:id="shape4" draw:name="path868" draw:layer="" svg:width="18.91656725371pt" svg:height="4.07704042640pt" svg:x="62.17088480000pt" svg:y="21.54162000000pt" svg:viewBox="0 0 19 4" svg:d="M18.9166 0C16.0033 2.69587 13.3111 4.02965 9.64594 4.07704C5.52199 4.07704 2.91311 2.88574 0 0.0473955" koffice:nodeTypes="ccc"/>
          <draw:g draw:style-name="gr1" draw:id="shape5" draw:name="g1063" svg:y="0.00000000000pt">
            <draw:rect draw:style-name="gr5" draw:id="shape6" draw:name="rect149" draw:layer="" svg:width="850.39200000000pt" svg:height="595.27553600000pt" draw:transform="matrix(-0.16770076000 0.00000000000 0.00000000000 -0.16770076000 142.69730316950pt 99.91408186675pt)"/>
            <draw:g draw:style-name="gr1" draw:id="shape7" draw:name="g1019" svg:y="19.05158356170pt">
              <draw:g draw:style-name="gr1" draw:id="shape8" draw:name="g976" svg:y="0.00000000000pt">
                <draw:g draw:style-name="gr1" draw:id="shape9" draw:name="g923" svg:y="0.00000000000pt">
                  <draw:path draw:style-name="gr6" draw:id="shape10" draw:name="path855" draw:layer="" svg:width="296.05880285059pt" svg:height="296.05880726221pt" draw:transform="matrix(0.16770076000 0.00000000000 0.00000000000 0.16770076000 46.71621893139pt 19.89467446248pt)" svg:viewBox="0 0 296 296" svg:d="M296.059 148.03C296.059 229.784 229.784 296.059 148.03 296.059C66.275 296.059 -1.21824e-06 229.784 4.54026e-14 148.03C-1.21824e-06 66.275 66.275 0 148.03 0C229.784 -2.27013e-14 296.059 66.275 296.059 148.03Z" koffice:nodeTypes="ccccc"/>
                  <draw:path draw:style-name="gr7" draw:id="shape11" draw:name="path871" draw:layer="" svg:width="96.45814530667pt" svg:height="32.59204529605pt" draw:transform="matrix(0.23323905551 0.00000000000 0.00000000000 0.23323905551 68.52520584252pt 29.25025087399pt)" svg:viewBox="0 0 96 33" svg:d="M96.4581 0C68.4652 25.1956 42.9421 33.5475 0 32.5068" koffice:nodeTypes="cc"/>
                  <draw:path draw:style-name="gr6" draw:id="shape12" draw:name="path870" draw:layer="" svg:width="109.53648930909pt" svg:height="34.10154545800pt" draw:transform="matrix(0.16770076000 0.00000000000 0.00000000000 0.16770076000 67.87660289094pt 24.70960980258pt)" svg:viewBox="0 0 110 34" svg:d="M109.536 0C77.6407 28.1523 42.4088 38.6448 0 32.3258" koffice:nodeTypes="cc"/>
                  <draw:path draw:style-name="gr6" draw:id="shape13" draw:name="path860" draw:layer="" svg:width="0.00000000000pt" svg:height="121.85000000000pt" draw:transform="matrix(0.16770076000 0.00000000000 0.00000000000 0.16770076000 71.43735958787pt 19.60890602991pt)" svg:viewBox="0 0 0 122" svg:d="M0 0L0 121.85" koffice:nodeTypes="cc"/>
                  <draw:path draw:style-name="gr8" draw:id="shape14" draw:name="path863" draw:layer="" svg:width="51.23483569231pt" svg:height="95.14565578779pt" draw:transform="matrix(0.16770076000 0.00000000000 0.00000000000 0.16770076000 71.64088123021pt 19.81242767225pt)" svg:viewBox="0 0 51 95" svg:d="M0 0C25.9382 26.1512 37.9838 46.8239 51.2348 95.1457" koffice:nodeTypes="cc"/>
                  <draw:path draw:style-name="gr6" draw:id="shape15" draw:name="path864" draw:layer="" svg:width="35.18263764114pt" svg:height="46.26529390298pt" draw:transform="matrix(-0.16770076000 0.00000000000 0.00000000000 0.16770076000 70.94713672624pt 19.89469545900pt)" svg:viewBox="0 0 35 46" svg:d="M0 0C13.0996 12.9631 27.5348 31.2044 35.1826 46.2653" koffice:nodeTypes="cc"/>
                  <draw:path draw:style-name="gr8" draw:id="shape16" draw:name="path865" draw:layer="" svg:width="96.54316614000pt" svg:height="97.02880213773pt" draw:transform="matrix(0.16770076000 0.00000000000 0.00000000000 0.16770076000 71.64088123021pt 19.89386316130pt)" svg:viewBox="0 0 97 97" svg:d="M0 0C51.2732 10.3575 83.1559 48.7368 96.5432 97.0288" koffice:nodeTypes="cc"/>
                  <draw:path draw:style-name="gr8" draw:id="shape17" draw:name="path866" draw:layer="" svg:width="69.53995834514pt" svg:height="41.06288641524pt" draw:transform="matrix(-0.16770076000 0.00000000000 0.00000000000 0.16770076000 71.05808754906pt 19.89386316130pt)" svg:viewBox="0 0 70 41" svg:d="M0 0C25.4799 5.11951 53.1644 21.1686 69.54 41.0629" koffice:nodeTypes="cc"/>
                </draw:g>
                <draw:g draw:style-name="gr1" draw:id="shape18" draw:name="g971" svg:y="7.33005335417pt">
                  <draw:path draw:style-name="gr9" draw:id="shape19" draw:name="path901" draw:layer="" svg:width="288.80183398201pt" svg:height="244.25053846452pt" draw:transform="matrix(0.14987064750 0.00000000000 0.00000000000 0.15035245178 49.28844184846pt 30.84495372012pt)" svg:viewBox="0 0 289 244" svg:d="M288.802 134.154C266.879 208.279 208.106 245.182 148.213 244.233C66.3996 244.233 0 177.912 0 96.1958C1.90655 55.3376 17.6267 22.9991 36.8282 0" koffice:nodeTypes="cccc"/>
                  <draw:path draw:style-name="gr10" draw:id="shape20" draw:name="path903" draw:layer="" svg:width="94.98723136924pt" svg:height="112.07113992044pt" draw:transform="matrix(0.18801770707 0.00000000000 0.00000000000 0.18801770707 51.90157658653pt 26.34604766105pt)" svg:viewBox="0 0 95 112" svg:d="M42.4363 111.073C50.5554 116.842 40.1138 95.7864 40.7829 94.4344C46.7998 84.9751 52.1485 93.0832 65.5198 93.0832C75.548 93.0832 75.8713 85.9973 79.8826 81.2672C82.5565 78.5648 86.2454 78.893 86.2454 76.1906C87.5819 72.8118 83.5706 69.4338 86.2454 63.3525C88.9193 56.5949 94.268 51.8648 94.9362 39.7023C95.6053 29.5666 89.5876 20.7822 82.9023 14.0253C64.1824 -3.54287 35.4342 -6.24609 18.7199 15.3765C12.0347 23.4854 8.69169 34.9723 11.3656 45.108C12.703 52.5404 18.7199 59.9737 14.7086 68.0818C11.3656 74.1638 5.34867 77.5418 0 80.9207Z" koffice:nodeTypes="ccccccccccccc"/>
                  <draw:path draw:style-name="gr10" draw:id="shape21" draw:name="path904" draw:layer="" svg:width="60.49489509391pt" svg:height="107.55475634172pt" draw:transform="matrix(0.18349800389 0.00000000000 0.00000000000 0.18349800389 83.45240058393pt 35.55936173717pt)" svg:viewBox="0 0 60 108" svg:d="M30.0274 107.478C49.2354 97.3213 58.5072 73.6231 60.4949 52.6329C55.8423 19.5157 41.9497 9.29765 22.0797 1.17284C16.119 -1.53596 8.94648 1.29579 2.32287 1.29579C-8.8227 1.39638 23.4046 110.864 30.0274 107.478Z" koffice:nodeTypes="ccccc"/>
                  <draw:path draw:style-name="gr11" draw:id="shape22" draw:name="path764" draw:layer="" svg:width="263.44258036503pt" svg:height="239.69488740778pt" draw:transform="matrix(0.16770076000 0.00000000000 0.00000000000 0.16770076000 49.34545327933pt 27.48921767605pt)" svg:viewBox="0 0 263 240" svg:d="M125.252 239.694C182.151 239.818 190.56 227.853 219.084 204.98C197.944 189.825 196.34 179.899 200.992 172.424C203.649 168.348 207.635 169.027 211.62 169.027C218.929 167.668 226.237 164.95 232.881 161.553C252.149 151.361 261.449 127.579 263.443 106.515C263.443 104.476 262.778 103.117 262.778 101.079C260.784 77.9757 244.84 63.0268 224.908 54.8734C218.929 52.155 210.957 48.7581 204.312 48.7581C192.354 48.0787 185.71 55.5527 177.073 62.3474C171.094 67.1039 163.166 71.5472 159.18 74.2647C146.789 82.0352 137.188 81.2164 136.524 82.5752C135.195 83.9347 137.211 87.4887 137.211 89.5269C137.211 92.2452 136.546 92.9246 135.217 94.9627C131.231 101.079 123.258 109.912 123.258 117.386C123.258 128.258 134.553 134.373 140.532 141.168C145.847 147.284 148.505 157.476 148.505 165.63C148.505 172.424 149.834 186.015 145.847 190.771C141.197 196.887 132.56 195.528 125.916 197.566C107.978 202.323 92.0328 214.553 77.4163 214.553C65.4577 214.553 52.8343 209.118 45.526 199.604C39.868 194.168 40.6479 179.726 48.184 178.54C50.8412 177.181 60.1425 179.22 64.1287 179.22C64.1287 179.22 78.7453 179.22 78.7453 179.22C78.7453 179.22 100.005 176.502 100.005 176.502C100.005 176.502 114.622 177.86 114.622 177.86C119.937 177.181 123.258 173.784 123.258 168.348C123.923 158.836 118.608 155.438 109.971 156.117C103.991 156.797 104.656 161.553 97.348 162.232C94.0259 162.232 81.4025 157.476 76.7522 156.797C74.0942 156.117 70.7729 156.117 68.1149 154.079C64.7936 151.361 64.7936 144.566 64.7936 140.489C64.7936 140.489 62.1356 122.822 62.1356 122.822C62.1356 122.822 58.8135 104.476 58.8135 104.476C57.3015 99.9115 60.8066 96.3223 61.4715 94.9627C67.4508 85.4505 72.766 93.604 86.0536 93.604C96.019 93.604 96.3403 86.4784 100.326 81.7219C102.983 79.0044 106.649 79.3345 106.649 76.6169C107.978 73.2192 103.991 69.8223 106.649 63.707C109.306 56.9115 114.622 52.155 115.286 39.9245C115.95 29.7321 109.971 20.8984 103.327 14.1038C84.7246 -3.56269 56.1564 -6.28104 39.5467 15.4625C32.9033 23.6168 29.5812 35.1679 32.2384 45.3603C33.5674 52.8344 39.5467 60.3092 35.5605 68.4627C32.2384 74.5788 26.2592 77.9757 20.944 81.3734C20.944 81.3734 4.3391 95.2175 1.33827 95.5484C-9.47191 158.381 46.4186 239.525 125.252 239.694Z" koffice:nodeTypes="ccccccccccccccccccccccccccccccccccccccccccccccc"/>
                </draw:g>
              </draw:g>
              <draw:g draw:style-name="gr1" draw:id="shape23" draw:name="g991" svg:y="7.56738304339pt">
                <draw:path draw:style-name="gr11" draw:id="shape24" draw:name="path788" draw:layer="" svg:width="249.81226133976pt" svg:height="46.14726459553pt" draw:transform="matrix(0.16770076000 0.00000000000 0.00000000000 0.16770076000 50.63079337498pt 72.74447703624pt)" svg:viewBox="0 0 250 46" svg:d="M0 8.76227C5.32947 15.4853 20.531 19.6565 29.1907 19.6565C56.2178 19.6565 83.4149 5.22282 96.0803 5.66991C104.265 5.66991 112.398 8.89941 114.46 10.1067C113.794 11.4512 101.258 18.1749 101.258 18.1749C91.9311 22.8805 71.0075 41.441 70.3416 46.1473C78.3354 46.1473 79.2737 44.3954 85.2691 39.0168C85.2691 39.0168 105.254 22.8805 112.582 18.8472C115.246 16.8297 121.908 12.7956 125.239 12.7956C128.57 12.7956 134.565 16.8297 137.23 18.1749C145.224 22.8805 152.552 28.259 159.88 34.3105C167.207 41.0335 168.54 45.0676 179.198 45.0676C178.532 41.0335 175.202 38.3438 172.537 35.655C166.541 29.6042 155.884 22.2082 148.556 17.5019C148.556 17.5019 134.806 11.054 134.14 9.70956C143.042 7.4218 143.892 5.40039 154.55 5.40039C163.877 5.40039 192.479 18.6704 215.172 18.8472C229.407 18.6878 247.813 11.4512 249.812 8.09005C224.168 7.55022 198.517 0.0218602 185.86 0.0218602C185.86 0.0218602 145.853 -0.164427 137.896 3.38374C132.533 5.50582 127.904 6.74483 125.239 6.74483C125.239 6.74483 112.582 3.38374 112.582 3.38374C107.252 2.03851 74.7119 -0.247661 64.6179 0.0218602C47.9027 0.480839 23.0944 8.63385 0 8.76227Z" koffice:nodeTypes="cccccccccccccccccccccccc"/>
                <draw:g draw:style-name="gr1" draw:id="shape25" draw:name="g828" svg:y="0.00000000000pt">
                  <draw:path draw:style-name="gr11" draw:id="shape26" draw:name="path762" draw:layer="" svg:width="26.56624994462pt" svg:height="44.14648598756pt" draw:transform="matrix(0.16770076000 0.00000000000 0.00000000000 0.16770076000 42.35040064922pt 26.58337735027pt)" svg:viewBox="0 0 27 44" svg:d="M0 44.1465C4.19616 41.3217 7.55697 37.4446 10.2466 34.0841C14.9522 26.6912 25.8942 8.73596 26.5662 0C21.8606 1.34387 16.969 6.87545 13.6074 11.2343C4.19616 22.6596 4.03362 30.7062 0 44.1465Z" koffice:nodeTypes="ccccc"/>
                  <draw:path draw:style-name="gr11" draw:id="shape27" draw:name="path767" draw:layer="" svg:width="31.52815232000pt" svg:height="43.11848150326pt" draw:transform="matrix(0.16770076000 0.00000000000 0.00000000000 0.16770076000 42.15425784032pt 31.53148889453pt)" svg:viewBox="0 0 32 43" svg:d="M0 43.1185C5.12182 39.4078 7.92174 36.1673 10.5621 32.7699C15.8435 26.655 19.8044 20.5402 24.4259 13.7461C27.0662 9.66929 30.2084 5.43547 31.5282 0C26.2467 0.679334 22.4455 5.59249 18.4846 8.98996C11.2227 15.7841 0.65988 32.9269 0 43.1185Z" koffice:nodeTypes="cccccc"/>
                  <draw:path draw:style-name="gr11" draw:id="shape28" draw:name="path768" draw:layer="" svg:width="11.40468531477pt" svg:height="68.25624094118pt" draw:transform="matrix(0.16770076000 0.00000000000 0.00000000000 0.16770076000 38.69293904145pt 31.79417536499pt)" svg:viewBox="0 0 11 68" svg:d="M8.522 1.42928e-29C8.522 1.42928e-29 1.46121 12.1829 0.162765 28.3733C-0.89782 41.6014 3.43168 64.0211 7.14454 68.2562C9.50357 59.4373 10.7377 50.0196 11.3715 35.8546C11.7657 27.0308 8.522 -2.27802e-14 8.522 1.42928e-29Z" koffice:nodeTypes="ccccc"/>
                  <draw:path draw:style-name="gr11" draw:id="shape29" draw:name="path770" draw:layer="" svg:width="30.19252777290pt" svg:height="44.56425996800pt" draw:transform="matrix(0.16770076000 0.00000000000 0.00000000000 0.16770076000 40.70424998906pt 37.81597425507pt)" svg:viewBox="0 0 30 45" svg:d="M0 44.5643C5.90713 41.863 13.5109 31.6146 16.7921 26.8881C16.7921 26.8881 28.0427 11.2523 30.1925 0C25.5984 1.35021 21.6603 4.72655 18.3783 8.10288C10.5021 15.5299 0 33.085 0 44.5643Z" koffice:nodeTypes="ccccc"/>
                  <draw:path draw:style-name="gr11" draw:id="shape30" draw:name="path772" draw:layer="" svg:width="15.65747787873pt" svg:height="61.13127054689pt" draw:transform="matrix(0.16770076000 0.00000000000 0.00000000000 0.16770076000 36.42690975668pt 39.40899731446pt)" svg:viewBox="0 0 16 61" svg:d="M0.917254 0C-1.1212 6.11297 0.238041 33.9613 4.99417 46.8671C7.03263 51.6219 9.75111 59.0931 14.5073 61.1313C17.905 46.188 13.148 28.5274 8.39187 14.2641C7.71266 12.2259 1.59728 0 0.917254 0Z" koffice:nodeTypes="ccccc"/>
                  <draw:path draw:style-name="gr11" draw:id="shape31" draw:name="path774" draw:layer="" svg:width="18.79415678335pt" svg:height="50.41847194880pt" draw:transform="matrix(0.16770076000 0.00000000000 0.00000000000 0.16770076000 41.43891411340pt 43.73285954970pt)" svg:viewBox="0 0 19 50" svg:d="M0.273701 50.4185C4.24242 47.0123 7.89129 38.6793 9.87566 33.9098C13.1832 25.7334 18.133 8.1756 18.7942 0C14.1642 1.36247 10.5154 7.65182 7.86901 11.74C2.57712 20.5977 -1.04948 45.6498 0.273701 50.4185Z" koffice:nodeTypes="ccccc"/>
                  <draw:path draw:style-name="gr11" draw:id="shape32" draw:name="path776" draw:layer="" svg:width="30.19252777290pt" svg:height="61.13127054689pt" draw:transform="matrix(0.16770076000 0.00000000000 0.00000000000 0.16770076000 35.57368001792pt 48.62556276285pt)" svg:viewBox="0 0 30 61" svg:d="M0 0C0 17.6606 6.564 34.6412 17.0653 48.2262C19.6912 52.301 24.9415 59.773 30.1925 61.1313C30.1925 43.9616 20.8897 25.6011 15.6387 18.1299C13.0135 14.0543 3.93809 2.03819 0 0Z" koffice:nodeTypes="ccccc"/>
                  <draw:path draw:style-name="gr11" draw:id="shape33" draw:name="path778" draw:layer="" svg:width="12.06940467045pt" svg:height="69.69293100522pt" draw:transform="matrix(0.16770076000 0.00000000000 0.00000000000 0.16770076000 43.02574508313pt 49.87728123549pt)" svg:viewBox="0 0 12 70" svg:d="M0.605991 46.9122C1.24656 52.3674 2.85914 64.9203 4.78161 69.6929C4.78161 69.6929 11.985 37.1363 11.985 22.1351C11.985 16.6791 12.6264 6.29457 10.3725 0C4.05394 6.59045 -1.95781 27.1368 0.605991 46.9122Z" koffice:nodeTypes="ccccc"/>
                  <draw:path draw:style-name="gr11" draw:id="shape34" draw:name="path780" draw:layer="" svg:width="19.64100771963pt" svg:height="69.38854115657pt" draw:transform="matrix(0.16770076000 0.00000000000 0.00000000000 0.16770076000 46.09548277323pt 55.68039833453pt)" svg:viewBox="0 0 20 69" svg:d="M2.47682 0C-1.60311 13.2482 -0.9036 35.3183 6.53478 49.5048C7.88662 52.8819 14.789 66.2201 19.2195 69.3885C21.2481 58.4948 15.5113 29.6871 11.4542 17.5277C9.9152 13.0076 6.74382 5.02192 2.47682 0Z" koffice:nodeTypes="ccccc"/>
                  <draw:path draw:style-name="gr11" draw:id="shape35" draw:name="path782" draw:layer="" svg:width="57.43924295860pt" svg:height="54.53538537891pt" draw:transform="matrix(0.16770076000 0.00000000000 0.00000000000 0.16770076000 36.68909131283pt 57.53007063702pt)" svg:viewBox="0 0 57 55" svg:d="M0 0C0.667357 5.40502 5.34046 14.6904 8.01149 19.4199C18.6932 36.3113 36.0742 54.5354 57.4392 54.5354C52.053 45.6141 26.0373 19.4199 15.3556 10.6372C11.3491 7.25875 6.35314 3.18725 0 0Z" koffice:nodeTypes="ccccc"/>
                  <draw:path draw:style-name="gr11" draw:id="shape36" draw:name="path784" draw:layer="" svg:width="41.35436239610pt" svg:height="51.74112300308pt" draw:transform="matrix(0.16770076000 0.00000000000 0.00000000000 0.16770076000 50.74241500083pt 62.50742919382pt)" svg:viewBox="0 0 41 52" svg:d="M0 0C0.986636 19.5176 10.6578 38.0226 19.7833 44.4106C24.4723 47.479 33.2516 50.671 41.3544 51.7411C34.3049 33.9512 23.2181 22.3107 15.2029 14.8661C12.0742 11.6238 4.19642 3.63412 0 0Z" koffice:nodeTypes="ccccc"/>
                  <draw:path draw:style-name="gr11" draw:id="shape37" draw:name="path786" draw:layer="" svg:width="73.68640599671pt" svg:height="33.25324153210pt" draw:transform="matrix(0.16770076000 0.00000000000 0.00000000000 0.16770076000 40.70424998906pt 66.83129142906pt)" svg:viewBox="0 0 74 33" svg:d="M0 0C10.1136 19.6628 34.3741 30.0841 50.9217 32.5351C58.4328 33.6823 67.4437 33.5328 73.6864 31.52C68.4339 25.1899 54.9284 16.9128 35.4149 11.407C35.4149 11.407 15.805 7.48285 0 0Z" koffice:nodeTypes="ccccc"/>
                </draw:g>
                <draw:g draw:style-name="gr1" draw:id="shape38" draw:name="g841" svg:y="0.00000204713pt">
                  <draw:path draw:style-name="gr11" draw:id="shape39" draw:name="path842" draw:layer="" svg:width="26.56624994462pt" svg:height="44.14648598756pt" draw:transform="matrix(-0.16770076000 0.00000000000 0.00000000000 0.16770076000 100.45629909827pt 26.58337939740pt)" svg:viewBox="0 0 27 44" svg:d="M0 44.1465C4.19616 41.3217 7.55697 37.4446 10.2466 34.0841C14.9522 26.6912 25.8942 8.73596 26.5662 0C21.8606 1.34387 16.969 6.87545 13.6074 11.2343C4.19616 22.6596 4.03362 30.7062 0 44.1465Z" koffice:nodeTypes="ccccc"/>
                  <draw:path draw:style-name="gr11" draw:id="shape40" draw:name="path843" draw:layer="" svg:width="31.52815232000pt" svg:height="43.11848150326pt" draw:transform="matrix(-0.16770076000 0.00000000000 0.00000000000 0.16770076000 100.65244190717pt 31.53149094166pt)" svg:viewBox="0 0 32 43" svg:d="M0 43.1185C5.12182 39.4078 7.92174 36.1673 10.5621 32.7699C15.8435 26.655 19.8044 20.5402 24.4259 13.7461C27.0662 9.66929 30.2084 5.43547 31.5282 0C26.2467 0.679334 22.4455 5.59249 18.4846 8.98996C11.2227 15.7841 0.65988 32.9269 0 43.1185Z" koffice:nodeTypes="cccccc"/>
                  <draw:path draw:style-name="gr11" draw:id="shape41" draw:name="path844" draw:layer="" svg:width="11.40468531477pt" svg:height="68.25624094118pt" draw:transform="matrix(-0.16770076000 0.00000000000 0.00000000000 0.16770076000 104.11376070603pt 31.79417741212pt)" svg:viewBox="0 0 11 68" svg:d="M8.522 1.42928e-29C8.522 1.42928e-29 1.46121 12.1829 0.162765 28.3733C-0.89782 41.6014 3.43168 64.0211 7.14454 68.2562C9.50357 59.4373 10.7377 50.0196 11.3715 35.8546C11.7657 27.0308 8.522 -2.27802e-14 8.522 1.42928e-29Z" koffice:nodeTypes="ccccc"/>
                  <draw:path draw:style-name="gr11" draw:id="shape42" draw:name="path845" draw:layer="" svg:width="30.19252777290pt" svg:height="44.56425996800pt" draw:transform="matrix(-0.16770076000 0.00000000000 0.00000000000 0.16770076000 102.10244975843pt 37.81597630220pt)" svg:viewBox="0 0 30 45" svg:d="M0 44.5643C5.90713 41.863 13.5109 31.6146 16.7921 26.8881C16.7921 26.8881 28.0427 11.2523 30.1925 0C25.5984 1.35021 21.6603 4.72655 18.3783 8.10288C10.5021 15.5299 0 33.085 0 44.5643Z" koffice:nodeTypes="ccccc"/>
                  <draw:path draw:style-name="gr11" draw:id="shape43" draw:name="path846" draw:layer="" svg:width="15.65747787873pt" svg:height="61.13127054689pt" draw:transform="matrix(-0.16770076000 0.00000000000 0.00000000000 0.16770076000 106.37978999081pt 39.40899936159pt)" svg:viewBox="0 0 16 61" svg:d="M0.917254 0C-1.1212 6.11297 0.238041 33.9613 4.99417 46.8671C7.03263 51.6219 9.75111 59.0931 14.5073 61.1313C17.905 46.188 13.148 28.5274 8.39187 14.2641C7.71266 12.2259 1.59728 0 0.917254 0Z" koffice:nodeTypes="ccccc"/>
                  <draw:path draw:style-name="gr11" draw:id="shape44" draw:name="path847" draw:layer="" svg:width="18.79415678335pt" svg:height="50.41847194880pt" draw:transform="matrix(-0.16770076000 0.00000000000 0.00000000000 0.16770076000 101.36778563409pt 43.73286159682pt)" svg:viewBox="0 0 19 50" svg:d="M0.273701 50.4185C4.24242 47.0123 7.89129 38.6793 9.87566 33.9098C13.1832 25.7334 18.133 8.1756 18.7942 0C14.1642 1.36247 10.5154 7.65182 7.86901 11.74C2.57712 20.5977 -1.04948 45.6498 0.273701 50.4185Z" koffice:nodeTypes="ccccc"/>
                  <draw:path draw:style-name="gr11" draw:id="shape45" draw:name="path848" draw:layer="" svg:width="30.19252777290pt" svg:height="61.13127054689pt" draw:transform="matrix(-0.16770076000 0.00000000000 0.00000000000 0.16770076000 107.23301972957pt 48.62556480998pt)" svg:viewBox="0 0 30 61" svg:d="M0 0C0 17.6606 6.564 34.6412 17.0653 48.2262C19.6912 52.301 24.9415 59.773 30.1925 61.1313C30.1925 43.9616 20.8897 25.6011 15.6387 18.1299C13.0135 14.0543 3.93809 2.03819 0 0Z" koffice:nodeTypes="ccccc"/>
                  <draw:path draw:style-name="gr11" draw:id="shape46" draw:name="path849" draw:layer="" svg:width="12.06940467045pt" svg:height="69.69293100522pt" draw:transform="matrix(-0.16770076000 0.00000000000 0.00000000000 0.16770076000 99.78095466435pt 49.87728328262pt)" svg:viewBox="0 0 12 70" svg:d="M0.605991 46.9122C1.24656 52.3674 2.85914 64.9203 4.78161 69.6929C4.78161 69.6929 11.985 37.1363 11.985 22.1351C11.985 16.6791 12.6264 6.29457 10.3725 0C4.05394 6.59045 -1.95781 27.1368 0.605991 46.9122Z" koffice:nodeTypes="ccccc"/>
                  <draw:path draw:style-name="gr11" draw:id="shape47" draw:name="path850" draw:layer="" svg:width="19.64100771963pt" svg:height="69.38854115657pt" draw:transform="matrix(-0.16770076000 0.00000000000 0.00000000000 0.16770076000 96.71121697425pt 55.68040038166pt)" svg:viewBox="0 0 20 69" svg:d="M2.47682 0C-1.60311 13.2482 -0.9036 35.3183 6.53478 49.5048C7.88662 52.8819 14.789 66.2201 19.2195 69.3885C21.2481 58.4948 15.5113 29.6871 11.4542 17.5277C9.9152 13.0076 6.74382 5.02192 2.47682 0Z" koffice:nodeTypes="ccccc"/>
                  <draw:path draw:style-name="gr11" draw:id="shape48" draw:name="path851" draw:layer="" svg:width="57.43924295860pt" svg:height="54.53538537891pt" draw:transform="matrix(-0.16770076000 0.00000000000 0.00000000000 0.16770076000 106.11760843466pt 57.53007268415pt)" svg:viewBox="0 0 57 55" svg:d="M0 0C0.667357 5.40502 5.34046 14.6904 8.01149 19.4199C18.6932 36.3113 36.0742 54.5354 57.4392 54.5354C52.053 45.6141 26.0373 19.4199 15.3556 10.6372C11.3491 7.25875 6.35314 3.18725 0 0Z" koffice:nodeTypes="ccccc"/>
                  <draw:path draw:style-name="gr11" draw:id="shape49" draw:name="path852" draw:layer="" svg:width="41.35436239610pt" svg:height="51.74112300308pt" draw:transform="matrix(-0.16770076000 0.00000000000 0.00000000000 0.16770076000 92.06428474666pt 62.50743124095pt)" svg:viewBox="0 0 41 52" svg:d="M0 0C0.986636 19.5176 10.6578 38.0226 19.7833 44.4106C24.4723 47.479 33.2516 50.671 41.3544 51.7411C34.3049 33.9512 23.2181 22.3107 15.2029 14.8661C12.0742 11.6238 4.19642 3.63412 0 0Z" koffice:nodeTypes="ccccc"/>
                  <draw:path draw:style-name="gr11" draw:id="shape50" draw:name="path853" draw:layer="" svg:width="73.68640599671pt" svg:height="33.25324153210pt" draw:transform="matrix(-0.16770076000 0.00000000000 0.00000000000 0.16770076000 102.10244975843pt 66.83129347618pt)" svg:viewBox="0 0 74 33" svg:d="M0 0C10.1136 19.6628 34.3741 30.0841 50.9217 32.5351C58.4328 33.6823 67.4437 33.5328 73.6864 31.52C68.4339 25.1899 54.9284 16.9128 35.4149 11.407C35.4149 11.407 15.805 7.48285 0 0Z" koffice:nodeTypes="ccccc"/>
                </draw:g>
              </draw:g>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4:40</dc:date>
    <meta:creation-date>2011-05-22T06:10:14</meta:creation-date>
    <dc:creator>Yue Liu</dc:creator>
  </office:meta>
</office:document-meta>
</file>